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812cm" fo:min-width="5.03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9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style:font-size-asian="10.5pt" style:font-size-complex="10.5pt"/>
    </style:style>
    <style:style style:name="T8" style:family="text">
      <style:text-properties fo:font-size="4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2" draw:id="id12" draw:layer="layout" svg:width="0.692cm" svg:height="0.324cm" svg:x="13.77cm" svg:y="4.973cm">
          <text:p/>
        </draw:rect>
        <draw:rect draw:style-name="gr1" draw:text-style-name="P1" xml:id="id4" draw:id="id4" draw:layer="layout" svg:width="0.692cm" svg:height="0.324cm" svg:x="13.77cm" svg:y="3.566cm">
          <text:p/>
        </draw:rect>
        <draw:rect draw:style-name="gr1" draw:text-style-name="P1" xml:id="id26" draw:id="id26" draw:layer="layout" svg:width="0.692cm" svg:height="0.526cm" svg:x="4.27cm" svg:y="10.796cm">
          <text:p/>
        </draw:rect>
        <draw:rect draw:style-name="gr1" draw:text-style-name="P1" xml:id="id23" draw:id="id23" draw:layer="layout" svg:width="0.692cm" svg:height="0.526cm" svg:x="5.77cm" svg:y="10.796cm">
          <text:p/>
        </draw:rect>
        <draw:rect draw:style-name="gr1" draw:text-style-name="P1" xml:id="id11" draw:id="id11" draw:layer="layout" svg:width="0.692cm" svg:height="0.324cm" svg:x="10.97cm" svg:y="4.973cm">
          <text:p/>
        </draw:rect>
        <draw:rect draw:style-name="gr1" draw:text-style-name="P1" xml:id="id15" draw:id="id15" draw:layer="layout" svg:width="0.692cm" svg:height="0.324cm" svg:x="10.97cm" svg:y="6.238cm">
          <text:p/>
        </draw:rect>
        <draw:rect draw:style-name="gr1" draw:text-style-name="P1" xml:id="id17" draw:id="id17" draw:layer="layout" svg:width="0.692cm" svg:height="0.324cm" svg:x="10.977cm" svg:y="7.339cm">
          <text:p/>
        </draw:rect>
        <draw:rect draw:style-name="gr1" draw:text-style-name="P1" xml:id="id19" draw:id="id19" draw:layer="layout" svg:width="0.692cm" svg:height="0.324cm" svg:x="10.97cm" svg:y="9.755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Im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7" draw:text-style-name="P4" xml:id="id1" draw:id="id1" draw:layer="layout" svg:width="1.215cm" svg:height="0.623cm" svg:x="1.548cm" svg:y="3.316cm">
          <text:p><text:span text:style-name="T3">RXe</text:span></text:p>
        </draw:rect>
        <draw:connector draw:style-name="gr8" draw:layer="layout" svg:x1="2.763cm" svg:y1="3.627cm" svg:x2="4.27cm" svg:y2="3.627cm" draw:start-shape="id1" draw:start-glue-point="1" draw:end-shape="id2" draw:end-glue-point="3" svg:d="M2763 3627h1507">
          <text:p/>
        </draw:connector>
        <draw:rect draw:style-name="gr1" draw:text-style-name="P1" draw:layer="layout" svg:width="1.004cm" svg:height="0.416cm" svg:x="7.956cm" svg:y="5.316cm">
          <text:p/>
        </draw:rect>
        <draw:connector draw:style-name="gr8" draw:layer="layout" svg:x1="6.497cm" svg:y1="3.728cm" svg:x2="13.77cm" svg:y2="3.728cm" draw:start-shape="id3" draw:start-glue-point="1" draw:end-shape="id4" draw:end-glue-point="3" svg:d="M6497 3728h7273">
          <text:p/>
        </draw:connector>
        <draw:rect draw:style-name="gr7" draw:text-style-name="P4" xml:id="id14" draw:id="id14" draw:layer="layout" svg:width="1.215cm" svg:height="0.623cm" svg:x="18.249cm" svg:y="4.121cm">
          <text:p><text:span text:style-name="T3">EVe</text:span></text:p>
        </draw:rect>
        <draw:rect draw:style-name="gr7" draw:text-style-name="P4" xml:id="id5" draw:id="id5" draw:layer="layout" svg:width="1.224cm" svg:height="0.623cm" svg:x="1.506cm" svg:y="4.326cm">
          <text:p><text:span text:style-name="T3">TXe</text:span></text:p>
        </draw:rect>
        <draw:rect draw:style-name="gr9" draw:text-style-name="P5" draw:layer="layout" svg:width="18cm" svg:height="11.988cm" svg:x="1.508cm" svg:y="1.457cm">
          <text:p/>
        </draw:rect>
        <draw:connector draw:style-name="gr8" draw:layer="layout" svg:x1="2.73cm" svg:y1="4.637cm" svg:x2="4.27cm" svg:y2="4.637cm" draw:start-shape="id5" draw:start-glue-point="1" draw:end-shape="id6" draw:end-glue-point="3" svg:d="M2730 4637h1540">
          <text:p/>
        </draw:connector>
        <draw:rect draw:style-name="gr7" draw:text-style-name="P4" xml:id="id22" draw:id="id22" draw:layer="layout" svg:width="1.215cm" svg:height="0.623cm" svg:x="18.256cm" svg:y="10.154cm">
          <text:p><text:span text:style-name="T3">STt</text:span></text:p>
        </draw:rect>
        <draw:rect draw:style-name="gr7" draw:text-style-name="P4" xml:id="id7" draw:id="id7" draw:layer="layout" svg:width="1.215cm" svg:height="0.623cm" svg:x="1.549cm" svg:y="5.99cm">
          <text:p><text:span text:style-name="T3">RXe</text:span></text:p>
        </draw:rect>
        <draw:rect draw:style-name="gr1" draw:text-style-name="P1" xml:id="id8" draw:id="id8" draw:layer="layout" svg:width="1.004cm" svg:height="0.416cm" svg:x="7.956cm" svg:y="6.093cm">
          <text:p/>
        </draw:rect>
        <draw:connector draw:style-name="gr8" draw:layer="layout" svg:x1="2.764cm" svg:y1="6.301cm" svg:x2="7.956cm" svg:y2="6.301cm" draw:start-shape="id7" draw:start-glue-point="1" draw:end-shape="id8" draw:end-glue-point="3" svg:d="M2764 6301h5192">
          <text:p/>
        </draw:connector>
        <draw:rect draw:style-name="gr7" draw:text-style-name="P4" xml:id="id9" draw:id="id9" draw:layer="layout" svg:width="1.215cm" svg:height="0.623cm" svg:x="1.543cm" svg:y="7.091cm">
          <text:p><text:span text:style-name="T3">TXe</text:span></text:p>
        </draw:rect>
        <draw:rect draw:style-name="gr1" draw:text-style-name="P1" xml:id="id10" draw:id="id10" draw:layer="layout" svg:width="1.004cm" svg:height="0.416cm" svg:x="7.95cm" svg:y="7.194cm">
          <text:p/>
        </draw:rect>
        <draw:connector draw:style-name="gr8" draw:layer="layout" svg:x1="2.758cm" svg:y1="7.402cm" svg:x2="7.95cm" svg:y2="7.402cm" draw:start-shape="id9" draw:start-glue-point="1" draw:end-shape="id10" draw:end-glue-point="3" svg:d="M2758 7402h5192">
          <text:p/>
        </draw:connector>
        <draw:rect draw:style-name="gr7" draw:text-style-name="P4" xml:id="id16" draw:id="id16" draw:layer="layout" svg:width="1.215cm" svg:height="0.623cm" svg:x="18.25cm" svg:y="6.089cm">
          <text:p><text:span text:style-name="T3">TAi</text:span></text:p>
        </draw:rect>
        <draw:rect draw:style-name="gr1" draw:text-style-name="P1" xml:id="id6" draw:id="id6" draw:layer="layout" svg:width="0.692cm" svg:height="0.526cm" svg:x="4.27cm" svg:y="4.374cm">
          <text:p/>
        </draw:rect>
        <draw:rect draw:style-name="gr1" draw:text-style-name="P1" xml:id="id2" draw:id="id2" draw:layer="layout" svg:width="0.692cm" svg:height="0.526cm" svg:x="4.27cm" svg:y="3.364cm">
          <text:p/>
        </draw:rect>
        <draw:rect draw:style-name="gr10" draw:text-style-name="P7" xml:id="id3" draw:id="id3" draw:layer="layout" svg:width="2.294cm" svg:height="2.912cm" svg:x="4.203cm" svg:y="2.272cm">
          <text:p text:style-name="P6"><text:span text:style-name="T4"><text:s/></text:span><text:span text:style-name="T4">Pbt</text:span></text:p>
          <text:p text:style-name="P6"><text:span text:style-name="T5"><text:s text:c="4"/></text:span><text:span text:style-name="T5">ProbeTimer</text:span></text:p>
        </draw:rect>
        <draw:rect draw:style-name="gr10" draw:text-style-name="P7" xml:id="id13" draw:id="id13" draw:layer="layout" svg:width="2.294cm" svg:height="2.12cm" svg:x="13.703cm" svg:y="3.372cm">
          <text:p text:style-name="P6"><text:span text:style-name="T4"><text:s/></text:span><text:span text:style-name="T4">Emx</text:span></text:p>
          <text:p text:style-name="P6"><text:span text:style-name="T5"><text:s text:c="4"/></text:span></text:p>
          <text:p text:style-name="P6"><text:span text:style-name="T5"><text:s text:c="4"/></text:span><text:span text:style-name="T5">EventMux</text:span></text:p>
        </draw:rect>
        <draw:connector draw:style-name="gr8" draw:layer="layout" svg:x1="11.662cm" svg:y1="5.135cm" svg:x2="13.77cm" svg:y2="5.135cm" draw:start-shape="id11" draw:start-glue-point="1" draw:end-shape="id12" draw:end-glue-point="3" svg:d="M11662 5135h2108">
          <text:p/>
        </draw:connector>
        <draw:connector draw:style-name="gr8" draw:layer="layout" svg:x1="15.997cm" svg:y1="4.432cm" svg:x2="18.249cm" svg:y2="4.432cm" draw:start-shape="id13" draw:start-glue-point="1" draw:end-shape="id14" draw:end-glue-point="3" svg:d="M15997 4432h2252">
          <text:p/>
        </draw:connector>
        <draw:rect draw:style-name="gr1" draw:text-style-name="P1" xml:id="id24" draw:id="id24" draw:layer="layout" svg:width="0.692cm" svg:height="0.324cm" svg:x="13.77cm" svg:y="10.897cm">
          <text:p/>
        </draw:rect>
        <draw:rect draw:style-name="gr1" draw:text-style-name="P1" xml:id="id20" draw:id="id20" draw:layer="layout" svg:width="0.692cm" svg:height="0.324cm" svg:x="13.77cm" svg:y="9.755cm">
          <text:p/>
        </draw:rect>
        <draw:connector draw:style-name="gr8" draw:layer="layout" svg:x1="11.662cm" svg:y1="6.4cm" svg:x2="18.25cm" svg:y2="6.4cm" draw:start-shape="id15" draw:start-glue-point="1" draw:end-shape="id16" draw:end-glue-point="3" svg:d="M11662 6400h6588">
          <text:p/>
        </draw:connector>
        <draw:rect draw:style-name="gr7" draw:text-style-name="P4" xml:id="id18" draw:id="id18" draw:layer="layout" svg:width="1.215cm" svg:height="0.623cm" svg:x="18.257cm" svg:y="7.19cm">
          <text:p><text:span text:style-name="T3">RAi</text:span></text:p>
        </draw:rect>
        <draw:connector draw:style-name="gr8" draw:layer="layout" svg:x1="11.669cm" svg:y1="7.501cm" svg:x2="18.257cm" svg:y2="7.501cm" draw:start-shape="id17" draw:start-glue-point="1" draw:end-shape="id18" draw:end-glue-point="3" svg:d="M11669 7501h6588">
          <text:p/>
        </draw:connector>
        <draw:connector draw:style-name="gr8" draw:layer="layout" svg:x1="11.662cm" svg:y1="9.917cm" svg:x2="13.77cm" svg:y2="9.917cm" draw:start-shape="id19" draw:start-glue-point="1" draw:end-shape="id20" draw:end-glue-point="3" svg:d="M11662 9917h2108">
          <text:p/>
        </draw:connector>
        <draw:connector draw:style-name="gr8" draw:layer="layout" svg:x1="15.997cm" svg:y1="10.465cm" svg:x2="18.256cm" svg:y2="10.465cm" draw:start-shape="id21" draw:start-glue-point="1" draw:end-shape="id22" draw:end-glue-point="3" svg:d="M15997 10465h2259">
          <text:p/>
        </draw:connector>
        <draw:rect draw:style-name="gr10" draw:text-style-name="P7" draw:layer="layout" svg:width="2.325cm" svg:height="3.244cm" svg:x="4.203cm" svg:y="8.696cm">
          <text:p text:style-name="P6"><text:span text:style-name="T4"><text:s/></text:span><text:span text:style-name="T4">Clt</text:span></text:p>
          <text:p text:style-name="P6"><text:span text:style-name="T5"><text:s text:c="4"/></text:span><text:span text:style-name="T5">CloseTimer</text:span></text:p>
        </draw:rect>
        <draw:connector draw:style-name="gr8" draw:layer="layout" svg:x1="6.462cm" svg:y1="11.059cm" svg:x2="13.77cm" svg:y2="11.059cm" draw:start-shape="id23" draw:start-glue-point="1" draw:end-shape="id24" draw:end-glue-point="3" svg:d="M6462 11059h7308">
          <text:p/>
        </draw:connector>
        <draw:rect draw:style-name="gr7" draw:text-style-name="P4" xml:id="id25" draw:id="id25" draw:layer="layout" svg:width="1.215cm" svg:height="0.623cm" svg:x="1.55cm" svg:y="10.748cm">
          <text:p><text:span text:style-name="T3">RXe</text:span></text:p>
        </draw:rect>
        <draw:connector draw:style-name="gr8" draw:layer="layout" svg:x1="2.765cm" svg:y1="11.059cm" svg:x2="4.27cm" svg:y2="11.059cm" draw:start-shape="id25" draw:start-glue-point="1" draw:end-shape="id26" draw:end-glue-point="3" svg:d="M2765 11059h1505">
          <text:p/>
        </draw:connector>
        <draw:custom-shape draw:style-name="gr11" draw:text-style-name="P5" draw:layer="layout" svg:width="1.814cm" svg:height="1.705cm" svg:x="4.418cm" svg:y="3.28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g>
          <draw:rect draw:style-name="gr10" draw:text-style-name="P7" draw:layer="layout" svg:width="3.899cm" svg:height="5.579cm" svg:x="7.831cm" svg:y="4.739cm">
            <text:p text:style-name="P6"><text:span text:style-name="T4"><text:s/></text:span><text:span text:style-name="T4">Rtt</text:span></text:p>
            <text:p text:style-name="P6"><text:span text:style-name="T5"><text:s text:c="4"/></text:span><text:span text:style-name="T5">ReTransmitTimer</text:span><text:span text:style-name="T4"> </text:span></text:p>
          </draw:rect>
          <draw:custom-shape draw:style-name="gr12" draw:text-style-name="P8" draw:layer="layout" svg:width="2.828cm" svg:height="2.699cm" svg:x="8.354cm" svg:y="6.269cm">
            <text:p text:style-name="P8"><text:span text:style-name="T5">RETRANSMIT</text:span></text:p>
            <text:p text:style-name="P8"><text:span text:style-name="T5">TIMER</text:span></text:p>
            <text:p text:style-name="P8"><text:span text:style-name="T5">TABLE</text:span></text:p>
            <text:p text:style-name="P8"><text:span text:style-name="T6">[MAX_SESSIONS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13" draw:layer="layout" svg:width="1.47cm" svg:height="1.04cm" svg:x="4.762cm" svg:y="3.787cm">
          <draw:text-box>
            <text:p><text:span text:style-name="T7">PROBE</text:span></text:p>
            <text:p><text:span text:style-name="T7">TIMER</text:span></text:p>
            <text:p><text:span text:style-name="T7">TABLE</text:span></text:p>
            <text:p><text:span text:style-name="T8">[MAX_SESSIONS]</text:span></text:p>
          </draw:text-box>
        </draw:frame>
        <draw:custom-shape draw:style-name="gr11" draw:text-style-name="P5" draw:layer="layout" svg:width="1.814cm" svg:height="1.705cm" svg:x="4.419cm" svg:y="9.98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3" draw:layer="layout" svg:width="1.392cm" svg:height="1.04cm" svg:x="4.84cm" svg:y="10.487cm">
          <draw:text-box>
            <text:p><text:span text:style-name="T7">CLOSE</text:span></text:p>
            <text:p><text:span text:style-name="T7">TIMER</text:span></text:p>
            <text:p><text:span text:style-name="T7">TABLE</text:span></text:p>
            <text:p><text:span text:style-name="T8">[MAX_SESSIONS]</text:span></text:p>
          </draw:text-box>
        </draw:frame>
        <draw:rect draw:style-name="gr10" draw:text-style-name="P7" xml:id="id21" draw:id="id21" draw:layer="layout" svg:width="2.294cm" svg:height="1.786cm" svg:x="13.703cm" svg:y="9.572cm">
          <text:p text:style-name="P6"><text:span text:style-name="T4"><text:s/></text:span><text:span text:style-name="T4">Smx</text:span></text:p>
          <text:p text:style-name="P6"><text:span text:style-name="T5"><text:s text:c="4"/></text:span></text:p>
          <text:p text:style-name="P6"><text:span text:style-name="T5"><text:s text:c="4"/></text:span><text:span text:style-name="T5">StateMux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19M55S</meta:editing-duration>
    <meta:editing-cycles>207</meta:editing-cycles>
    <meta:generator>OpenOffice/4.1.6$Unix OpenOffice.org_project/416m1$Build-9790</meta:generator>
    <dc:date>2019-12-04T23:12:33</dc:date>
    <dc:creator>Francois Abel</dc:creator>
    <meta:printed-by>Francois Abel</meta:printed-by>
    <meta:print-date>2018-11-01T20:08:16.68</meta:print-date>
    <meta:document-statistic meta:object-count="56"/>
  </office:meta>
</office:document-meta>
</file>